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officeooo:rsid="00069b7b"/>
    </style:style>
    <style:style style:name="T2" style:family="text">
      <style:text-properties officeooo:rsid="000b954c"/>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style:font-name-asian="Times New Roman" style:font-size-asian="12pt" style:font-weight-asian="normal" style:font-size-complex="12pt" style:font-weight-complex="normal"/>
    </style:style>
    <style:style style:name="T7" style:family="text">
      <style:text-properties style:font-name="Times New Roman" style:font-name-asian="Times New Roman"/>
    </style:style>
    <style:style style:name="T8" style:family="text">
      <style:text-properties style:font-name="Times New Roman" officeooo:rsid="00069b7b" style:font-name-asian="Times New Roman"/>
    </style:style>
    <style:style style:name="T9" style:family="text">
      <style:text-properties style:font-name="Times New Roman" fo:font-size="12pt" fo:font-weight="normal" style:font-name-asian="Times New Roman" style:font-size-asian="12pt" style:font-weight-asian="normal" style:font-size-complex="12pt" style:font-weight-complex="normal"/>
    </style:style>
    <style:style style:name="T10" style:family="text">
      <style:text-properties style:font-name="Times New Roman" fo:font-size="12pt" style:font-name-asian="Times New Roman" style:font-size-asian="12pt" style:font-size-complex="12pt"/>
    </style:style>
    <style:style style:name="T11" style:family="text">
      <style:text-properties style:font-name="Times New Roman" fo:font-size="12pt" officeooo:rsid="00069b7b" style:font-name-asian="Times New Roman" style:font-size-asian="12pt" style:font-size-complex="12pt"/>
    </style:style>
    <style:style style:name="T12" style:family="text">
      <style:text-properties officeooo:rsid="000f152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ОПИСАНИЕ ИГР</text:span></text:h>
      <text:h text:style-name="Heading_20_2" text:outline-level="2"><text:span text:style-name="T1">I. Один игрок</text:span></text:h>
      <text:p text:style-name="Text_20_body"><text:span text:style-name="T1"></text:span></text:p>
      <text:p text:style-name="Text_20_body"><text:span text:style-name="T1">Игры, изначально рассчитанные на одного игрока. В некоторых случаях могут быть расширены на нескольких участников.</text:span></text:p>
      <text:h text:style-name="Heading_20_3" text:outline-level="3"><text:span text:style-name="T1">1. Змейка / Snake</text:span></text:h>
      <text:p text:style-name="Text_20_body"><text:span text:style-name="T1"></text:span></text:p>
      <text:p text:style-name="Text_20_body"><text:span text:style-name="T1">Игрок управляет длинным, тонким существом, напоминающим змею, которое ползает по плоскости (как правило, ограниченной стенками), собирая еду (или другие предметы), избегая столкновения с собственным хвостом и краями игрового поля. В некоторых вариантах на поле присутствуют дополнительные препятствия. Каждый раз, когда змея съедает кусок пищи, она становится длиннее, что постепенно усложняет игру. Игрок управляет направлением движения головы змеи, а хвост змеи движется следом. Игрок не может остановить движение змеи.</text:span></text:p>
      <text:h text:style-name="Heading_20_3" text:outline-level="3"><text:span text:style-name="T1">2. Кладовщик / Sokoban</text:span></text:h>
      <text:p text:style-name="Text_20_body"><text:span text:style-name="T1"></text:span></text:p>
      <text:p text:style-name="Text_20_body"><text:span text:style-name="T1">Игрок передвигает ящики по лабиринту, показанному в виде плана, с целью поставить все ящики на заданные конечные позиции. Только один ящик может быть передвинут за раз, причём герой игры - "кладовщик" - может только толкать ящики, но не тянуть их.</text:span></text:p>
      <text:p text:style-name="Text_20_body"><text:span text:style-name="T1"></text:span></text:p>
      <text:p text:style-name="Text_20_body"><text:span text:style-name="T1">Реверсивный режим</text:span></text:p>
      <text:p text:style-name="Text_20_body"><text:span text:style-name="T1"></text:span></text:p>
      <text:p text:style-name="Text_20_body"><text:span text:style-name="T1">Игра в обратную сторону, от решённого состояния уровня к начальному, ящики можно только тянуть за собой. Реверсивный режим может играться на уровнях обычного и решение реверсивного режима тривиально трансформируется в решение этого же уровня для обычного режима (при условии что игрок может выбирать точку старта кладовщика для реверсивного режима, а в конце этого режима приходит в точку старта обычного режима).</text:span></text:p>
      <text:h text:style-name="Heading_20_3" text:outline-level="3"><text:span text:style-name="T1">3. Атомы / Atomix</text:span></text:h>
      <text:p text:style-name="Text_20_body"><text:span text:style-name="T1"></text:span></text:p>
      <text:p text:style-name="Text_20_body"><text:span text:style-name="T1">Игровое поле представляет собой двумерный замкнутый лабиринт, в котором находятся несколько шариков-атомов разного цвета. Их необходимо расположить рядом друг </text:span><text:soft-page-break/><text:span text:style-name="T1">с другом определённым образом, составив заданную фигуру-молекулу по указанному образцу. Шарики можно передвигать в четырёх направлениях, расстояние перемещения не регулируется, шарик двигается до тех пор, пока не достигнет какого-либо препятствия на своём пути - другого шарика или стены лабиринта. На решение задачи отводится ограниченное количество ходов. В игре несколько уровней-лабиринтов, располагающихся в порядке от простых к более сложным. Ходы необходимо просчитывать заранее, так как неверное перемещение шарика может свести на нет возможность прохождения уровня.</text:span></text:p>
      <text:h text:style-name="Heading_20_3" text:outline-level="3"><text:span text:style-name="T1">4. Час пик / Rush hour</text:span></text:h>
      <text:p text:style-name="Text_20_body"><text:span text:style-name="T1"></text:span></text:p>
      <text:p text:style-name="Text_20_body"><text:span text:style-name="T1">На игровом поле размером 6*6 ячеек, представляющем собой парковку, расположен различный транспорт. Транспорт бывает двух видов: автомобили и грузовики. Автомобиль занимает 2 ячейки, грузовик занимает 3. И автомобили и грузовики могут двигаться только вдоль своей оси. Один из автомобилей принадлежит игроку. Напротив него находится выход из парковки, причём выход расположен так, что только автомобиль игрока может выехать с парковки. Задача игрока состоит в том, чтобы передвигая транспорт вывести свой автомобиль с парковки.</text:span></text:p>
      <text:h text:style-name="Heading_20_3" text:outline-level="3"><text:span text:style-name="T1">5. Включить (выключить) свет / Lights on (off)</text:span></text:h>
      <text:p text:style-name="Text_20_body"><text:span text:style-name="T1"></text:span></text:p>
      <text:p text:style-name="Text_20_body"><text:span text:style-name="T1">На поле размещено некоторое количество источников освещения. Нажатие на источник переключает его и соседние с ним. Соседними считаются ячейки, имеющие одну общую грань (ячейки, расположенные по-диагонали соседними не считаются). Цель игры состоит в том, чтобы выключить весь свет, желательно за минимальное число ходов.</text:span></text:p>
      <text:h text:style-name="Heading_20_3" text:outline-level="3"><text:span text:style-name="T1">6. Тетрис / Tetris</text:span></text:h>
      <text:p text:style-name="Text_20_body"><text:span text:style-name="T1"/></text:p>
      <text:p text:style-name="Text_20_body"><text:span text:style-name="T1">Случайные фигурки тетрамино падают сверху в прямоугольный стакан шириной 10 и высотой 20 клеток. В полёте игрок может поворачивать фигурку и двигать её по горизонтали. Также можно "сбрасывать" фигурку, то есть ускорять её падение, когда уже решено, куда фигурка должна упасть. Фигурка летит, пока не наткнётся на другую фигурку, либо на дно стакана. Если при этом заполнился горизонтальный ряд из 10 клеток, он пропадает и всё, что выше его, опускается на 1 клетку. Игра заканчивается, когда новая фигурка не может поместиться в стакан. Задача игрока - заполнять ряды, не заполняя сам стакан как можно дольше, чтобы таким образом получить как можно больше очков.</text:span></text:p>
      <text:h text:style-name="Heading_20_3" text:outline-level="3"><text:soft-page-break/><text:span text:style-name="T1">7. Роботы / Robots</text:span></text:h>
      <text:p text:style-name="Text_20_body"><text:span text:style-name="T1"></text:span></text:p>
      <text:p text:style-name="Text_20_body"><text:span text:style-name="T1">Цель игры - не дать поймать себя роботам. Каждый совершённый игроком ход приводит к тому, что роботы теснее и теснее смыкают кольцо вокруг игрока, затрудняя побег. Если робот сталкивается с игроком - игра проиграна. Если робот сталкивается с роботом, то они уничтожаются. По мере прохождения игры на поле появляется всё большее число роботов.</text:span></text:p>
      <text:h text:style-name="Heading_20_3" text:outline-level="3"><text:span text:style-name="T1">8. Лабиринт / Labyrinth</text:span></text:h>
      <text:p text:style-name="Text_20_body"><text:span text:style-name="T1"></text:span></text:p>
      <text:p text:style-name="Text_20_body"><text:span text:style-name="T1">Классический</text:span></text:p>
      <text:p text:style-name="Text_20_body"><text:span text:style-name="T1"></text:span></text:p>
      <text:p text:style-name="Text_20_body"><text:span text:style-name="T1">Задача игрока - выйти из лабиринта. В качестве статистики может считаться минимальное число ходов, время и прочее. Также в лабиринте могут быть некоторые бонусы, которые игрок собирает попутно.</text:span></text:p>
      <text:p text:style-name="Text_20_body"><text:span text:style-name="T1"></text:span></text:p>
      <text:p text:style-name="Text_20_body"><text:span text:style-name="T1">Параллельные лабиринты</text:span></text:p>
      <text:p text:style-name="Text_20_body"><text:span text:style-name="T1"></text:span></text:p>
      <text:p text:style-name="Text_20_body"><text:span text:style-name="T1">Игрок может проходить одновременно несколько лабиринтов. При этом, если он не может двинуться в одном из лабиринтов, он не может двинуться и во всех других.</text:span></text:p>
      <text:p text:style-name="Text_20_body"><text:span text:style-name="T1">Возможен вариант, когда игрок телепортируется из одного лабиринта в другой, и, таким образом достигает выхода в одном из лабиринтов.</text:span></text:p>
      <text:h text:style-name="Heading_20_3" text:outline-level="3"><text:span text:style-name="T1">9. Обмен / Swap</text:span></text:h>
      <text:p text:style-name="Text_20_body"><text:span text:style-name="T1"></text:span></text:p>
      <text:p text:style-name="Text_20_body"><text:span text:style-name="T1">Вы можете обменять местами объекты в двух соседних ячейка так, чтобы они выстроились в ряд, состоящий из трёх или более одинаковых объектов. Такие объекты уничтожаются, все вышестоящие сдвигаются вниз, а на свободных местах образуются новые.</text:span></text:p>
      <text:h text:style-name="Heading_20_3" text:outline-level="3"><text:span text:style-name="T1">10. Полимино / Polyomino</text:span></text:h>
      <text:p text:style-name="Text_20_body"><text:span text:style-name="T1">(аналог —</text:span><text:span text:style-name="T1"> Семь частей / Tangram)</text:span></text:p>
      <text:p text:style-name="Text_20_body"><text:span text:style-name="T1"></text:span></text:p>
      <text:p text:style-name="Text_20_body"><text:span text:style-name="T1">В распоряжении игрока находятся плоские геометрические фигуры, образованные путём соединения нескольких одноклеточных квадратов по их сторонам. Задача игрока состоит в том, чтобы воспроизвести образец путём укладки этих фигур рядом.</text:span></text:p>
      <text:p text:style-name="Text_20_body"><text:soft-page-break/><text:span text:style-name="T1"></text:span></text:p>
      <text:p text:style-name="Text_20_body"><text:span text:style-name="T1">Полимино (n-мино) носят названия по числу n квадратов, из которых они состоят: 1 - Мономино, 2 - Домино, 3 - Тримино, 4 - Тетрамино, 5 - Пентамино, 6 - Гексамино, 7 - Гептамино, 8 - Октамино, 9 - Нонамино или Эннеомино, 10 - Декамино.</text:span></text:p>
      <text:p text:style-name="Text_20_body"><text:span text:style-name="T1"></text:span></text:p>
      <text:p text:style-name="Text_20_body"><text:span text:style-name="T1">Различают:</text:span></text:p>
      <text:p text:style-name="Text_20_body"><text:span text:style-name="T1">1. Двусторонние полимино, или свободные полимино (англ. free polyominoes) — полимино, которые разрешается поворачивать и переворачивать;</text:span></text:p>
      <text:p text:style-name="Text_20_body"><text:span text:style-name="T1">2. Односторонние полимино (англ. one-sided polyominoes) — полимино, которые разрешается поворачивать в плоскости, но не разрешается переворачивать;</text:span></text:p>
      <text:p text:style-name="Text_20_body"><text:span text:style-name="T1">3. Фиксированные полимино (англ. fixed polyominoes) — полимино, которые не разрешается ни поворачивать, ни переворачивать.</text:span></text:p>
      <text:h text:style-name="Heading_20_3" text:outline-level="3"><text:span text:style-name="T1">11. Фон / Background</text:span></text:h>
      <text:p text:style-name="Text_20_body"><text:span text:style-name="T1"></text:span></text:p>
      <text:p text:style-name="Text_20_body"><text:span text:style-name="T1">В распоряжении игрока несколько фигур, которые он может перемещать. В случае, если он накладывает или присоединяет фигуры друг к другу, то они объединяются в одну. В случае, если после хода образуется замкнутое пространство, то оно превращается в самостоятельную фигуру, цвет которой совпадает с фоном. Её игрок также может перемещать. Буквально, игрок может оперировать фоном также, как и фигурой. При объединении фигуры-фона и обычной фигуры из неё вычитается фигура-фон.</text:span></text:p>
      <text:p text:style-name="Text_20_body"><text:span text:style-name="T1">Задача игрока состоит в том, чтобы посредством операций с фигурами и фоном воспроизвести заданный образец.</text:span></text:p>
      <text:h text:style-name="Heading_20_3" text:outline-level="3"><text:span text:style-name="T1">12. Линии (Шарики) / Lines (Color Lines)</text:span></text:h>
      <text:p text:style-name="Text_20_body"><text:span text:style-name="T1"></text:span></text:p>
      <text:p text:style-name="Text_20_body"><text:span text:style-name="T1">В классической игре на экране показано квадратное поле 9×9 клеток, в случайные клетки на котором программа выставляет три шарика разных цветов. Всего 7 возможных цветов. За один ход игрок может передвинуть один шарик, выделив его и указав его новое местоположение. Для совершения хода необходимо, чтобы между начальной и конечной клетками существовал путь из свободных клеток. Цель игры состоит в удалении максимального количества шариков, которые исчезают при выстраивании шариков одного цвета по пять и более в ряд (по горизонтали, вертикали или диагонали). При исчезновении ряда шариков новые три шарика не выставляются. В остальных случая каждый ход выставляются новые три шарика. Игрок может видеть заранее три шарика, которые появятся </text:span><text:soft-page-break/><text:span text:style-name="T1">в следующем ходу.</text:span></text:p>
      <text:p text:style-name="Text_20_body"><text:span text:style-name="T1">Также возможен вариант, в котором шарики появляются после любого хода.</text:span></text:p>
      <text:h text:style-name="Heading_20_3" text:outline-level="3"><text:span text:style-name="T1">13. Сетевая прогулка / NetWalk</text:span></text:h>
      <text:p text:style-name="Text_20_body"><text:span text:style-name="T1"></text:span></text:p>
      <text:p text:style-name="Text_20_body"><text:span text:style-name="T1">На игровом поле (9x10 клеток) находится сервер, персональные компьютеры и соединительные провода. Цель игры - соединить все компьютеры с сервером, вращая соединительные провода, которых существует три вида: поворот, прямая и разветвитель на три направления. Каждый компьютер и участок провода занимает 1 клетку, сервер посередине - 2 клетки.</text:span></text:p>
      <text:h text:style-name="Heading_20_3" text:outline-level="3"><text:span text:style-name="T1">14. Косилка / Mower</text:span></text:h>
      <text:p text:style-name="Text_20_body"><text:span text:style-name="T1"></text:span></text:p>
      <text:p text:style-name="Text_20_body"><text:span text:style-name="T1">Цель игры - скосить траву на игровом поле, объезжая препятствия и не заезжая на уже скошенные участки. По правилам напоминает игру Змейка.</text:span></text:p>
      <text:h text:style-name="Heading_20_3" text:outline-level="3"><text:span text:style-name="T1">15. Ожерель</text:span><text:span text:style-name="T11">е / Masyu </text:span><text:span text:style-name="T10">(яп.</text:span><text:span text:style-name="T9"> ましゅ </text:span><text:span text:style-name="T10">перев</text:span><text:span text:style-name="T11">одит</text:span><text:span text:style-name="T1">ся как "влияние зла")</text:span></text:h>
      <text:p text:style-name="Text_20_body"><text:span text:style-name="T1"></text:span></text:p>
      <text:p text:style-name="Text_20_body"><text:span text:style-name="T1">В </text:span><text:span text:style-name="T12">«</text:span><text:span text:style-name="T1">Ожерелье» играют на прямоугольном поле, разделённом на квадратные ячейки. В некоторых ячейках находятся чёрные или белые круги. Цель игры заключается в соединении всех кругов одной ломаной линией, не допускающей самопересечения. Через белые круги линия проходит прямо, но должна повернуть в предыдущей или следующей клетке (или в обоих). Когда линия пересекает черный круг, она должна повернуть на 90 градусов, при этом в предыдущей и следующей клетке повороты запрещены.</text:span></text:p>
      <text:h text:style-name="Heading_20_2" text:outline-level="2"><text:span text:style-name="T1">II. Несколько игроков</text:span></text:h>
      <text:p text:style-name="Text_20_body"><text:span text:style-name="T1"></text:span></text:p>
      <text:p text:style-name="Text_20_body"><text:span text:style-name="T1">Игры изначально рассчитаны на двух или более игроков. Могут быть в некоторых случаях упрощены до одного участника, или же некоторые из участников могут быть заменены компьютером.</text:span></text:p>
      <text:h text:style-name="Heading_20_3" text:outline-level="3"><text:span text:style-name="T1">1. Реверси / Reversi</text:span></text:h>
      <text:p text:style-name="Text_20_body"><text:span text:style-name="T1"></text:span></text:p>
      <text:p text:style-name="Text_20_body"><text:span text:style-name="T1">В игре используется квадратная доска размером 8 × 8 клеток (все клетки могут быть одного цвета). Делая ход, игрок ставит фишку своего цвета.</text:span></text:p>
      <text:p text:style-name="Text_20_body"><text:span text:style-name="T1"></text:span></text:p>
      <text:p text:style-name="Text_20_body"><text:soft-page-break/><text:span text:style-name="T1">В начале игры в центр доски выставляются 4 фишки, крест-накрест</text:span></text:p>
      <text:p text:style-name="Text_20_body"><text:span text:style-name="T1">Первый ход делают чёрные. Далее игроки ходят по очереди.</text:span></text:p>
      <text:p text:style-name="Text_20_body"><text:span text:style-name="T1">Делая ход, игрок должен поставить свою фишку на одну из клеток доски таким образом, чтобы между этой поставленной фишкой и одной из имеющихся уже на доске фишек его цвета находился непрерывный ряд фишек соперника, горизонтальный, вертикальный или диагональный (другими словами, чтобы непрерывный ряд фишек соперника оказался "закрыт" фишками игрока с двух сторон). Все фишки соперника, входящие в "закрытый" на этом ходу ряд, меняют цвет и переходят к ходившему игроку.</text:span></text:p>
      <text:p text:style-name="Text_20_body"><text:span text:style-name="T1">Если в результате одного хода «закрывается» одновременно более одного ряда фишек противника, то переворачиваются все фишки, оказавшиеся на всех "закрытых" рядах.</text:span></text:p>
      <text:p text:style-name="Text_20_body"><text:span text:style-name="T1">Игрок вправе выбирать любой из возможных для него ходов. Если игрок имеет возможные ходы, он не может отказаться от хода. Если игрок не имеет допустимых ходов, то ход передаётся сопернику.</text:span></text:p>
      <text:p text:style-name="Text_20_body"><text:span text:style-name="T1">Игра прекращается, когда на доску выставлены все фишки или когда ни один из игроков не может сделать хода. По окончании игры проводится подсчёт фишек каждого цвета, и игрок, чьих фишек на доске выставлено больше, объявляется победителем. В случае равенства количества фишек засчитывается ничья.</text:span></text:p>
      <text:p text:style-name="Text_20_body"><text:span text:style-name="T1"></text:span></text:p>
      <text:p text:style-name="Text_20_body"><text:span text:style-name="T1">2. Крестики нолики / Gomoku</text:span></text:p>
      <text:p text:style-name="Text_20_body"><text:span text:style-name="T1"></text:span></text:p>
      <text:p text:style-name="Text_20_body"><text:span text:style-name="T1">Логическая игра на квадратном поле 3 на 3 клетки или бо́льшего размера (вплоть до "бесконечного поля"). Один из игроков играет "крестиками", второй — "ноликами". В традиционной китайской игре (Гомоку) используются черные и белые камни.</text:span></text:p>
      <text:p text:style-name="Text_20_body"><text:span text:style-name="T1"></text:span></text:p>
      <text:p text:style-name="Text_20_body"><text:span text:style-name="T1">3. Четыре в ряд / Four-in-a-Row</text:span></text:p>
      <text:p text:style-name="Text_20_body"><text:span text:style-name="T1"></text:span></text:p>
      <text:p text:style-name="Text_20_body"><text:span text:style-name="T1">Сначала игроки сначала выбирают цвет фишек, а затем ходят по очереди, роняя фишки в ячейки вертикальной доски. Цель игры - расположить раньше противника подряд по горизонтали, вертикали или диагонали четыре фишки своего цвета. Существуют варианты игры с полем разного размера. Наиболее распространенный варианты: 7..10 * 6</text:span></text:p>
      <text:p text:style-name="Text_20_body"><text:span text:style-name="T1"></text:span></text:p>
      <text:p text:style-name="Text_20_body"><text:span text:style-name="T1">5. Трон / Throne</text:span></text:p>
      <text:p text:style-name="Text_20_body"><text:span text:style-name="T1"></text:span></text:p>
      <text:p text:style-name="Text_20_body"><text:span text:style-name="T1">У каждого игрока имеется мотоцикл (1 ячейка), который при движении рисует за собой полосу света. Движение мотоцикла нельзя остановить, но можно управлять </text:span><text:soft-page-break/><text:span text:style-name="T1">направлением его движения. При столкновении с краями поля, другим игроком или любой световой дорожкой (в том числе и своей собственной) игрок погибает. Задача игрока - выживать как можно дольше.</text:span></text:p>
      <text:p text:style-name="Text_20_body"><text:span text:style-name="T1"></text:span></text:p>
      <text:p text:style-name="Text_20_body"><text:span text:style-name="T1">6. Морской бой / Battleship</text:span></text:p>
      <text:p text:style-name="Text_20_body"><text:span text:style-name="T1"></text:span></text:p>
      <text:p text:style-name="Text_20_body"><text:span text:style-name="T1">7. Точки / Points</text:span></text:p>
      <text:p text:style-name="Text_20_body"><text:span text:style-name="T1"></text:span></text:p>
      <text:p text:style-name="Text_20_body"><text:span text:style-name="T1">Соперники по очереди ставят точки, каждый своим цветом.</text:span></text:p>
      <text:p text:style-name="Text_20_body"><text:span text:style-name="T1">Игра идет на поле размером 39*32 пунктов.</text:span></text:p>
      <text:p text:style-name="Text_20_body"><text:span text:style-name="T1">Игроки ходят по очереди (1 ход — одна точка). Первый ход каждого из соперников происходит в центральной части поля (8*15). Последующие ходы могут быть в любой пункт, если только он не в окруженной области. Возможности пасовать (пропускать ход) нет.</text:span></text:p>
      <text:p text:style-name="Text_20_body"><text:span text:style-name="T1">При создании непрерывной (по вертикали, горизонтали, диагонали) замкнутой линии образуется область. Если внутри неё есть точки противника (при этом могут быть пункты, не занятые чьими-либо точками), то это считается областью окружения, в которую далее запрещено ставить точку любому из игроков. Если точек соперника нет, то область свободная и в неё можно ставить точки.</text:span></text:p>
      <text:p text:style-name="Text_20_body"><text:span text:style-name="T1">При появлении в свободной области точки соперника свободная область будет считаться областью окружения при условии, что точка соперника не была завершающей в его окружении.</text:span></text:p>
      <text:p text:style-name="Text_20_body"><text:span text:style-name="T1">Точки, попавшие в область окружения, далее не участвуют в образовании линий для окружения. Точки, поставленные на краю поля, не окружаются.</text:span></text:p>
      <text:p text:style-name="Text_20_body"><text:span text:style-name="T1">Партия заканчивается, когда не осталось свободных мест, по взаимному согласию игроков, либо когда один из игроков отказывается делать ход, останавливая игру. Если игрок A останавливает игру, то его оппоненту дается фиксированное время [1], в течение которого он будет ставить точки один, доокружая свободные точки игрока А. По истечении этого времени игра заканчивается автоматически. Победа определяется при подсчёте окружённых точек (побеждает игрок, который окружил большее число точек соперника) или по взаимному согласию игроков.</text:span></text:p>
      <text:p text:style-name="Text_20_body"><text:span text:style-name="T1"></text:span></text:p>
      <text:p text:style-name="Text_20_body"><text:span text:style-name="T1">8. Го / Go</text:span></text:p>
      <text:p text:style-name="Text_20_body"><text:span text:style-name="T1"></text:span></text:p>
      <text:p text:style-name="Text_20_body"><text:span text:style-name="T1">9. Палочки / Stics</text:span></text:p>
      <text:p text:style-name="Text_20_body"><text:span text:style-name="T1"></text:span></text:p>
      <text:p text:style-name="Text_20_body"><text:soft-page-break/><text:span text:style-name="T1">В игру играют на ромбовидном поле. Игроки совершают ходы по очереди. За один ход каждый игрок ставит на поле три палочки, и закрашивает образовавшиеся ячейки своим цветом (или ставит любой друго знак). Игра закончена, когда всё поле занято. Подсчитывается, кому из игроков принадлежит большее количество клеток.</text:span></text:p>
      <text:p text:style-name="Text_20_body"><text:span text:style-name="T1"></text:span></text:p>
      <text:p text:style-name="Text_20_body"><text:span text:style-name="T1"></text:span></text:p>
      <text:p text:style-name="Text_20_body"><text:span text:style-name="T1">Игры, которые могут быть упрощены до одного игрока: Трон.</text:span></text:p>
      <text:p text:style-name="Text_20_body"><text:span text:style-name="T1"></text:span></text:p>
      <text:p text:style-name="Text_20_body"><text:span text:style-name="T1"></text:span></text:p>
      <text:p text:style-name="Text_20_body"><text:span text:style-name="T1">IV. Заставки, фоны, дополнительные материалы</text:span></text:p>
      <text:p text:style-name="Text_20_body"><text:span text:style-name="T1"></text:span></text:p>
      <text:p text:style-name="Text_20_body"><text:span text:style-name="T1">1. Жизнь / Live</text:span></text:p>
      <text:p text:style-name="Text_20_body"><text:span text:style-name="T1"></text:span></text:p>
      <text:p text:style-name="Text_20_body"><text:span text:style-name="T1">Место действия этой игры - "вселенная" - это размеченная на равные ячейки поверхность или плоскость - безграничная, ограниченная, или замкнутая (в пределе — бесконечная плоскость). Каждая ячейка на этой поверхности может находиться в двух состояниях: быть "живой" или быть "мёртвой" (пустой). Клетка имеет восемь соседей, окружающих клеток (6, в случае с 6-ти гранным полем).</text:span></text:p>
      <text:p text:style-name="Text_20_body"><text:span text:style-name="T1">Распределение живых клеток в начале игры называется первым поколением. Каждое следующее поколение рассчитывается на основе предыдущего по таким правилам:</text:span></text:p>
      <text:p text:style-name="Text_20_body"><text:span text:style-name="T1">- в пустой (мёртвой) клетке, рядом с которой ровно три живые клетки, зарождается жизнь;</text:span></text:p>
      <text:p text:style-name="Text_20_body"><text:span text:style-name="T1">- если у живой клетки есть две или три живые соседки, то эта клетка продолжает жить; в противном случае (если соседей меньше двух или больше трёх) клетка умирает ("от одиночества" или "от перенаселённости").</text:span></text:p>
      <text:p text:style-name="Text_20_body"><text:span text:style-name="T1">Игра прекращается, если на поле не останется ни одной "живой" клетки, если при очередном шаге ни одна из клеток не меняет своего состояния (складывается стабильная конфигурация) или если конфигурация на очередном шаге в точности (без сдвигов и поворотов) повторит себя же на одном из более ранних шагов (складывается периодическая конфигурация).</text:span></text:p>
      <text:p text:style-name="Text_20_body"><text:span text:style-name="T1"></text:span></text:p>
      <text:p text:style-name="Text_20_body"><text:span text:style-name="T1">2. Расстановка ферзей / Queens puzzle</text:span></text:p>
      <text:p text:style-name="Text_20_body"><text:span text:style-name="T1"></text:span></text:p>
      <text:p text:style-name="Text_20_body"><text:span text:style-name="T1">Исходная формулировка: Расставить на стандартной 64-клеточной шахматной доске 8 ферзей так, чтобы ни один из них не находился под боем другого.</text:span></text:p>
      <text:p text:style-name="Text_20_body"><text:soft-page-break/><text:span text:style-name="T1">В более "математическом" виде задача может быть сформулирована несколькими способами, например, так: Заполнить матрицу размером n нулями и единицами таким образом, чтобы сумма всех элементов матрицы была равна n, при этом сумма элементов ни в одном ряду (столбце, строке или диагонали) матрицы не превышала единицы.</text:span></text:p>
      <text:p text:style-name="Text_20_body"><text:span text:style-name="T1"></text:span></text:p>
      <text:p text:style-name="Text_20_body"><text:span text:style-name="T1">3. Карта земли / Earth map</text:span></text:p>
      <text:p text:style-name="Text_20_body"><text:span text:style-name="T1"><text:tab/>а) Подсветка по времени суток</text:span></text:p>
      <text:p text:style-name="Text_20_body"><text:span text:style-name="T1"><text:tab/>б) Географичекая</text:span></text:p>
      <text:p text:style-name="Text_20_body"><text:span text:style-name="T1"><text:tab/>в) Политическая</text:span></text:p>
      <text:p text:style-name="Text_20_body"><text:span text:style-name="T1"></text:span></text:p>
      <text:p text:style-name="Text_20_body"><text:span text:style-name="T1">4. Черепашья графика / Turtle graphics</text:span></text:p>
      <text:p text:style-name="Text_20_body"><text:span text:style-name="T1"></text:span></text:p>
      <text:p text:style-name="Text_20_body"><text:span text:style-name="T1">"Черепашка" рисует заложенные изображения по точкам.</text:span></text:p>
      <text:p text:style-name="Text_20_body"><text:span text:style-name="T1"></text:span></text:p>
      <text:p text:style-name="Text_20_body"><text:span text:style-name="T1">5. Эквалайзер / Equalizer</text:span></text:p>
      <text:p text:style-name="Text_20_body"><text:span text:style-name="T1"></text:span></text:p>
      <text:p text:style-name="Text_20_body"><text:span text:style-name="T1">При воспроизведении музыки из игры реализовать эквалайзер, который позволяет настраивать частоты.</text:span></text:p>
      <text:p text:style-name="Text_20_body"><text:span text:style-name="T1">Также отображать частоты во время воспроизведения.</text:span></text:p>
      <text:p text:style-name="Text_20_body"><text:span text:style-name="T1"></text:span></text:p>
      <text:p text:style-name="Text_20_body"><text:span text:style-name="T1">VI. Усложнённые версии игр</text:span></text:p>
      <text:p text:style-name="Text_20_body"><text:span text:style-name="T1"></text:span></text:p>
      <text:p text:style-name="Text_20_body"><text:span text:style-name="T1">Перечисленные ниже игры рассчитаны на одного игрока</text:span></text:p>
      <text:p text:style-name="Text_20_body"><text:span text:style-name="T1"></text:span></text:p>
      <text:p text:style-name="Text_20_body"><text:span text:style-name="T1">Требуют вывода чисел</text:span></text:p>
      <text:p text:style-name="Text_20_body"><text:span text:style-name="T1"></text:span></text:p>
      <text:p text:style-name="Text_20_body"><text:span text:style-name="T1">1. Пятнашки</text:span></text:p>
      <text:p text:style-name="Text_20_body"><text:span text:style-name="T1">2. Японский кроссворд / Nonogram</text:span></text:p>
      <text:p text:style-name="Text_20_body"><text:span text:style-name="T1">3. Одинокое число / Sudoku</text:span></text:p>
      <text:p text:style-name="Text_20_body"><text:span text:style-name="T1">4. Mines / Сапёр</text:span></text:p>
      <text:p text:style-name="Text_20_body"><text:span text:style-name="T1"></text:span></text:p>
      <text:p text:style-name="Text_20_body"><text:span text:style-name="T1">Требуют вывода более сложных элементов или не придерживаются сетки</text:span></text:p>
      <text:p text:style-name="Text_20_body"><text:span text:style-name="T1"></text:span></text:p>
      <text:p text:style-name="Text_20_body"><text:span text:style-name="T1">1. Кикс / Qix</text:span></text:p>
      <text:p text:style-name="Text_20_body"><text:span text:style-name="T1">2. JezzBall (Jeremy Ball)</text:span></text:p>
      <text:p text:style-name="Text_20_body"><text:soft-page-break/><text:span text:style-name="T1"></text:span></text:p>
      <text:p text:style-name="Text_20_body"><text:span text:style-name="T1">Требует вывода соединительных линий</text:span></text:p>
      <text:p text:style-name="Text_20_body"><text:span text:style-name="T1"></text:span></text:p>
      <text:p text:style-name="Text_20_body"><text:span text:style-name="T1">1. Железнодорожник / Railroad man (Timesaver)</text:span></text:p>
      <text:p text:style-name="Text_20_body"><text:span text:style-name="T1"></text:span></text:p>
      <text:p text:style-name="Text_20_body"><text:span text:style-name="T1">Игра Она имеет развитую путевую схему с определённой полезной длиной путей (задаваемой в количестве вагонов, которое может вместить путь). На этих путях изначально некоторым образом располага­ют­ся вагоны и маневровый локомотив, с помощью которого требуется переставить вагоны на опреде­лён­ные места на других путях. Цель — выполнить задачу либо за наименьшее время (при этом скорость движения локомотива ограничена), либо за наименьшее количество «ходов»-операций (одной операцией считается отцепка/прицепка и изменение направления движения состав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1" fo:font-size="12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cm" style:contextual-spacing="false" fo:text-indent="1.251cm" style:auto-text-indent="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paragraph-properties fo:margin="100%" fo:margin-left="0cm" fo:margin-right="0cm" fo:margin-top="0.64cm" fo:margin-bottom="0cm" style:contextual-spacing="false" fo:text-indent="1.251cm" style:auto-text-indent="false"/>
      <style:text-properties fo:font-size="12pt" fo:font-weight="normal"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1.251cm" style:auto-text-indent="false"/>
    </style:style>
    <style:style style:name="Heading_20_1" style:display-name="Heading 1" style:family="paragraph" style:parent-style-name="Heading" style:next-style-name="Text_20_body" style:default-outline-level="1" style:class="text">
      <style:paragraph-properties fo:margin-top="0.42cm" fo:margin-bottom="0cm" style:contextual-spacing="false" fo:text-align="center" style:justify-single-word="false"/>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64cm" fo:margin-bottom="0cm" style:contextual-spacing="false" fo:text-indent="1.251cm" style:auto-text-indent="false"/>
      <style:text-properties fo:font-size="12pt" fo:font-style="normal" fo:font-weight="normal" style:font-size-asian="14pt" style:font-style-asian="italic" style:font-weight-asian="normal"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Николай </meta:initial-creator>
    <meta:creation-date>2013-10-09T14:34:57</meta:creation-date>
    <dc:date>2013-10-09T14:44:20</dc:date>
    <dc:creator>Николай </dc:creator>
    <meta:editing-duration>PT8M46S</meta:editing-duration>
    <meta:editing-cycles>10</meta:editing-cycles>
    <meta:generator>LibreOffice/3.6$Linux_X86_64 LibreOffice_project/360m1$Build-2</meta:generator>
    <meta:document-statistic meta:table-count="0" meta:image-count="0" meta:object-count="0" meta:page-count="10" meta:paragraph-count="167" meta:word-count="2315" meta:character-count="16063" meta:non-whitespace-character-count="13688"/>
  </office:meta>
</office:document-meta>
</file>